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a2f98b" officeooo:paragraph-rsid="01b1486d"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afb070" officeooo:paragraph-rsid="01afb070"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1a54be6" officeooo:paragraph-rsid="01a9d248" fo:background-color="transparent" style:font-name-asian="Nimbus Mono L" style:font-size-asian="13pt" style:font-style-asian="normal" style:font-name-complex="Liberation Mono" style:font-size-complex="13pt" style:font-style-complex="normal"/>
    </style:style>
    <style:style style:name="P7" style:family="paragraph" style:parent-style-name="Preformatted_20_Text">
      <style:paragraph-properties fo:text-align="center" style:justify-single-word="false"/>
      <style:text-properties officeooo:paragraph-rsid="00083d4b"/>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0"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1"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2"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3" style:family="paragraph" style:parent-style-name="Preformatted_20_Text">
      <style:text-properties fo:font-size="13pt" officeooo:paragraph-rsid="01a9d248" style:font-size-asian="13pt" style:font-size-complex="13pt"/>
    </style:style>
    <style:style style:name="P14" style:family="paragraph" style:parent-style-name="Preformatted_20_Text">
      <style:text-properties fo:font-size="13pt" officeooo:rsid="01afb070" officeooo:paragraph-rsid="01afb070" style:font-size-asian="13pt" style:font-size-complex="13pt"/>
    </style:style>
    <style:style style:name="P15"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P16"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17"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18"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19" style:family="paragraph" style:parent-style-name="Preformatted_20_Text">
      <style:text-properties fo:font-size="13pt" officeooo:paragraph-rsid="01c48808" style:font-size-asian="13pt" style:font-size-complex="13pt"/>
    </style:style>
    <style:style style:name="P20" style:family="paragraph" style:parent-style-name="Preformatted_20_Text">
      <style:text-properties fo:font-size="13pt" officeooo:paragraph-rsid="01c5ec61" style:font-size-asian="13pt" style:font-size-complex="13pt"/>
    </style:style>
    <style:style style:name="P21" style:family="paragraph" style:parent-style-name="Preformatted_20_Text">
      <style:text-properties style:font-name="Liberation Sans" fo:font-size="13pt" fo:font-style="normal" style:text-underline-style="none" officeooo:rsid="01c48808" officeooo:paragraph-rsid="01c48808" style:font-name-asian="Nimbus Mono L" style:font-size-asian="13pt" style:font-style-asian="normal" style:font-name-complex="Liberation Mono" style:font-size-complex="13pt" style:font-style-complex="normal"/>
    </style:style>
    <style:style style:name="P22" style:family="paragraph" style:parent-style-name="Preformatted_20_Text">
      <style:text-properties style:font-name="Liberation Sans" fo:font-size="13pt" fo:font-style="normal" style:text-underline-style="none" officeooo:rsid="01c5ec61" officeooo:paragraph-rsid="01c5ec61" style:font-name-asian="Nimbus Mono L" style:font-size-asian="13pt" style:font-style-asian="normal" style:font-name-complex="Liberation Mono" style:font-size-complex="13pt" style:font-style-complex="normal"/>
    </style:style>
    <style:style style:name="P23"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c3f67c"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c370ae"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b7021d"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c370ae" style:font-name-asian="Nimbus Mono L" style:font-size-asian="16pt" style:font-weight-asian="bold" style:font-name-complex="Liberation Mono" style:font-size-complex="16pt" style:font-weight-complex="bold"/>
    </style:style>
    <style:style style:name="T7" style:family="text">
      <style:text-properties style:font-name="Liberation Sans" fo:font-style="normal" style:text-underline-style="none"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b8acec"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bd64f8"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bf3495"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c48808" style:font-name-asian="Nimbus Mono L" style:font-style-asian="normal" style:font-name-complex="Liberation Mono" style:font-style-complex="normal"/>
    </style:style>
    <style:style style:name="T18"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a54be6"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a9d248"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bc7f8e"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c06a00"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c5ec61"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0083d4b" fo:background-color="transparent" loext:char-shading-value="0" style:font-style-asian="normal" style:font-style-complex="normal"/>
    </style:style>
    <style:style style:name="T33" style:family="text">
      <style:text-properties style:font-name="Liberation Sans" fo:font-style="normal" style:text-underline-style="none" officeooo:rsid="013c55a1" fo:background-color="transparent" loext:char-shading-value="0" style:font-style-asian="normal" style:font-style-complex="normal"/>
    </style:style>
    <style:style style:name="T34" style:family="text">
      <style:text-properties fo:font-weight="bold" style:font-weight-asian="bold" style:font-weight-complex="bold"/>
    </style:style>
    <style:style style:name="T35" style:family="text">
      <style:text-properties fo:font-weight="bold" officeooo:rsid="000dd66a" style:font-weight-asian="bold" style:font-weight-complex="bold"/>
    </style:style>
    <style:style style:name="T36" style:family="text">
      <style:text-properties fo:font-weight="bold" officeooo:rsid="0160cefc" style:font-weight-asian="bold" style:font-weight-complex="bold"/>
    </style:style>
    <style:style style:name="T37" style:family="text">
      <style:text-properties officeooo:rsid="0048b50d"/>
    </style:style>
    <style:style style:name="T38" style:family="text">
      <style:text-properties officeooo:rsid="01c488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7"><text:span text:style-name="T6">1</text:span><text:span text:style-name="T5">8th</text:span><text:span text:style-name="T4"> </text:span><text:span text:style-name="T6">May</text:span><text:span text:style-name="T1"> 20</text:span><text:span text:style-name="T2">2</text:span><text:span text:style-name="T3">5</text:span></text:p>
      <text:p text:style-name="P18">Psalm 70:4-5</text:p>
      <text:p text:style-name="P23">[4] May all who seek you rejoice and be glad in you! May those who love your salvation say evermore, “God is great!” [5] But I am poor and needy; hasten to me, O God! You are my help and my deliverer; O Lord, do not delay!<text:line-break/></text:p>
      <text:p text:style-name="P8">Thanks to God</text:p>
      <text:p text:style-name="P19"><text:span text:style-name="T11">O </text:span><text:span text:style-name="T13">L</text:span><text:span text:style-name="T9">o</text:span><text:span text:style-name="T13">r</text:span><text:span text:style-name="T9">d,</text:span><text:span text:style-name="T8"> </text:span><text:span text:style-name="T10">we </text:span><text:span text:style-name="T14">come </text:span><text:span text:style-name="T17">in</text:span><text:span text:style-name="T14">to You</text:span><text:span text:style-name="T17">r</text:span><text:span text:style-name="T14"> </text:span><text:span text:style-name="T17">Presence </text:span><text:span text:style-name="T14">today, </text:span><text:span text:style-name="T17">aware that all our ways are known to You</text:span><text:span text:style-name="T15">. </text:span><text:span text:style-name="T17">We come seeking Your salvation, having set aside our failed attempts to save ourselves. You are indeed Great, Holy, Perfect and Righteous altogether.</text:span></text:p>
      <text:p text:style-name="P19"><text:span text:style-name="T17"/></text:p>
      <text:p text:style-name="P19"><text:span text:style-name="T15">We </text:span><text:span text:style-name="T17">know that we are poor and needy, and we </text:span><text:span text:style-name="T15">thank You that </text:span><text:span text:style-name="T14">our salvation rests on </text:span><text:span text:style-name="T17">Jesus, and </text:span><text:span text:style-name="T15">His once and for all </text:span><text:span text:style-name="T16">RIGHT </text:span><text:span text:style-name="T15">sacrifice, </text:span><text:span text:style-name="T14">not on our </text:span><text:span text:style-name="T15">good works</text:span><text:span text:style-name="T12">, </text:span><text:span text:style-name="T15">which count as nothing in the light of Your Perfect holiness.</text:span></text:p>
      <text:p text:style-name="P5"/>
      <text:p text:style-name="P14"><text:span text:style-name="T7">We thank You that </text:span><text:span text:style-name="T16">Jesus</text:span><text:span text:style-name="T7"> took the </text:span><text:span text:style-name="T16">punishment</text:span><text:span text:style-name="T7">, paid the penalty that we could not pay, and rose again to give is His righteousness, His endless life. </text:span><text:span text:style-name="T17">We thank You that You are our help and our redeemer, and that without His life, imparted by the Holy Spirit, we would be lost.</text:span></text:p>
      <text:p text:style-name="P2"/>
      <text:p text:style-name="P10"><text:span text:style-name="T34">The Wide World...</text:span><text:span text:style-name="T35"> a</text:span><text:span text:style-name="T34">nd the </text:span><text:span text:style-name="T36">W</text:span><text:span text:style-name="T34">ider Church</text:span></text:p>
      <text:p text:style-name="P3">We pray for <text:span text:style-name="T38">this world where so many do not even realise that they are lost unless they turn back to You.</text:span></text:p>
      <text:p text:style-name="P4"/>
      <text:p text:style-name="P21">We pray for the persecuted church, recognising that our difficulties are slight compared to those in Africa, suffering much persecution, destruction and hatred.</text:p>
      <text:p text:style-name="P21"/>
      <text:p text:style-name="P22">We pray for our nation which also attacks Your church and Your people, even though what we see here is so mild compared to other lands. We pray for a turnaround, so that Your Word would again be respected by most, we pray for people to see their sin and repent, and we pray that You would enable us to be faithful witnesses to Your Word of Truth.</text:p>
      <text:p text:style-name="P3"/>
      <text:p text:style-name="P9">Ashburton</text:p>
      <text:p text:style-name="P13"><text:span text:style-name="T21">We pray for our</text:span><text:span text:style-name="T22">selves as we </text:span><text:span text:style-name="T24">seek to </text:span><text:span text:style-name="T29">grow in Godliness and obedience to Your Word; </text:span><text:span text:style-name="T30">we pray for </text:span><text:span text:style-name="T31">our diligent study of Your Word and for perseverance in applying it to our daily lives</text:span><text:span text:style-name="T29">. </text:span><text:span text:style-name="T31">When we pray, we want to pray believing and trusting that You will respond. Help us to recognise Your answer when it comes, and give thanks as we see Your hand at work.</text:span></text:p>
      <text:p text:style-name="P6"/>
      <text:p text:style-name="P20"><text:span text:style-name="T27">We</text:span><text:span text:style-name="T23"> thank You for </text:span><text:span text:style-name="T31">Mook</text:span><text:span text:style-name="T30"> bringing Your Word to us today. We pray that his preparation will bear fruit among us in greater</text:span><text:span text:style-name="T29"> boldness to share the good news of our gracious loving Father, </text:span><text:span text:style-name="T30">our eternal High Priest, </text:span><text:span text:style-name="T31">the Lord </text:span><text:span text:style-name="T30">Jesus, and our Ever-Present Guide, the Holy Spirit</text:span><text:span text:style-name="T23">.</text:span></text:p>
      <text:p text:style-name="P20"><text:span text:style-name="T20"/></text:p>
      <text:p text:style-name="P20"><text:span text:style-name="T25">In </text:span><text:span text:style-name="T19">Jesus </text:span><text:span text:style-name="T28">Precious Name </text:span><text:span text:style-name="T30">we ask all these things</text:span><text:span text:style-name="T33">, </text:span><text:span text:style-name="T32">Amen.</text:span></text:p>
      <text:p text:style-name="P11">Our Father, Who is in heaven,<text:line-break/>hallowed be Your name;<text:line-break/>Your kingdom come;<text:line-break/>Your will be done,<text:line-break/>on earth as it is in heaven.</text:p>
      <text:p text:style-name="P12"/>
      <text:p text:style-name="P12">Give us this day our daily bread.<text:line-break/>And forgive us our trespasses,<text:line-break/>as we forgive those that trespass against us.<text:line-break/>Lead us not into temptation;<text:line-break/>but deliver us from evil.</text:p>
      <text:p text:style-name="P12"/>
      <text:p text:style-name="P12">For Yours is the kingdom,<text:line-break/>the power, and the glory,<text:line-break/>for ever and ever.<text:line-break/>Amen.</text:p>
      <text:p text:style-name="P12"/>
      <text:p text:style-name="P16">They shall not grow old, as we that are left grow old.</text:p>
      <text:p text:style-name="P17">Age shall not weary them, nor the years condemn.</text:p>
      <text:p text:style-name="P17">At the going <text:span text:style-name="T37">d</text:span>own of the sun, and in the morning, </text:p>
      <text:p text:style-name="P17">We WILL remember them.</text:p>
      <text:p text:style-name="P15">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5-05-17T22:50:40.409137830</dc:date>
    <meta:editing-duration>PT16H23M36S</meta:editing-duration>
    <meta:editing-cycles>184</meta:editing-cycles>
    <meta:generator>LibreOffice/24.2.7.2$Linux_X86_64 LibreOffice_project/420$Build-2</meta:generator>
    <meta:print-date>2024-06-08T21:59:09.625322674</meta:print-date>
    <meta:document-statistic meta:table-count="0" meta:image-count="0" meta:object-count="0" meta:page-count="3" meta:paragraph-count="24" meta:word-count="551" meta:character-count="2894" meta:non-whitespace-character-count="2365"/>
  </office:meta>
</office:document-meta>
</file>